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47cm"/>
    </style:style>
    <style:style style:name="co7" style:family="table-column">
      <style:table-column-properties fo:break-before="auto" style:column-width="8.493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todas as intervenções de cada técnic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3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22" office:value-type="string" calcext:value-type="string">
            <text:p>Gestor avalia o desempenho dos técnicos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3" office:value-type="string" calcext:value-type="string">
            <text:p>Gestor requisita listagem exaustiva de todas as intervenções realizadas por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5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exaustiva de todas as intervenções realizadas por cada técnico</text:p>
          </table:table-cell>
          <table:table-cell table:style-name="ce41" office:value-type="string" calcext:value-type="string">
            <text:p>getListExaustivaTec(numLista:Int):List&lt;Intervencao&gt;</text:p>
          </table:table-cell>
          <table:table-cell table:style-name="ce33" office:value-type="string" calcext:value-type="string">
            <text:p>subTrabalhadores</text:p>
          </table:table-cell>
          <table:table-cell table:style-name="ce1" table:number-columns-repeated="1016"/>
        </table:table-row>
        <table:table-row table:style-name="ro6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22" office:value-type="string" calcext:value-type="string">
            <text:p>Gestor avalia o desempenho de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48:02.6259249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9:16.798161278</dc:date>
    <meta:generator>LibreOffice/6.4.7.2$Linux_X86_64 LibreOffice_project/40$Build-2</meta:generator>
    <meta:editing-duration>PT9M16S</meta:editing-duration>
    <meta:editing-cycles>5</meta:editing-cycles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